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fo:language="en" fo:country="US" officeooo:rsid="0018ba0d" officeooo:paragraph-rsid="0018ba0d"/>
    </style:style>
    <style:style style:name="P2" style:family="paragraph" style:parent-style-name="Standard" style:list-style-name="L2">
      <style:paragraph-properties fo:line-height="150%"/>
      <style:text-properties fo:language="en" fo:country="US" officeooo:rsid="0018ba0d" officeooo:paragraph-rsid="0018ba0d"/>
    </style:style>
    <style:style style:name="P3" style:family="paragraph" style:parent-style-name="Standard">
      <style:paragraph-properties fo:line-height="150%"/>
      <style:text-properties fo:language="en" fo:country="US" officeooo:rsid="0018d300" officeooo:paragraph-rsid="0018d300"/>
    </style:style>
    <style:style style:name="T1" style:family="text">
      <style:text-properties officeooo:rsid="0018d300"/>
    </style:style>
    <style:style style:name="T2" style:family="text">
      <style:text-properties officeooo:rsid="001b604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form:form form:name="text_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rapport Alexander: <text:span text:style-name="T2">NOT FINISH</text:span></text:p>
      <text:p text:style-name="P1"/>
      <text:p text:style-name="P1">In this game, I have been working with:</text:p>
      <text:list xml:id="list7725644208257380310" text:style-name="L2">
        <text:list-item>
          <text:p text:style-name="P2">Animations</text:p>
        </text:list-item>
        <text:list-item>
          <text:p text:style-name="P2">Enemies</text:p>
        </text:list-item>
        <text:list-item>
          <text:p text:style-name="P2">Bosses</text:p>
        </text:list-item>
        <text:list-item>
          <text:p text:style-name="P2">Xbox 360 controller mapping</text:p>
        </text:list-item>
        <text:list-item>
          <text:p text:style-name="P2">Player's attacks and abilities</text:p>
        </text:list-item>
        <text:list-item>
          <text:p text:style-name="P2">Chest/health potions</text:p>
        </text:list-item>
        <text:list-item>
          <text:p text:style-name="P2">Healing weld</text:p>
        </text:list-item>
        <text:list-item>
          <text:p text:style-name="P2">Fog of War</text:p>
        </text:list-item>
        <text:list-item>
          <text:p text:style-name="P2">Testing/debugging</text:p>
        </text:list-item>
        <text:list-item>
          <text:p text:style-name="P2">Scripting</text:p>
        </text:list-item>
        <text:list-item>
          <text:p text:style-name="P2">Optimization.</text:p>
        </text:list-item>
      </text:list>
      <text:p text:style-name="P1">I have since the beginning of the project learned a lot. From before, I have never made a game or used Unity, so everything was new to me. It took a while to get started with Unity, but after I've used it some time it was really fun working with. <text:span text:style-name="T1">I've definitely learned very must from this course/project, and it have also been very fun.</text:span></text:p>
      <text:p text:style-name="P3">The Unity community it large, and I have found a lot of stuff and help online. If I have a question that none of my teammates know the answer of, it is most likely something someone else have asked about in the forums. With that being said, 3D games are way more popular to make then 2D, so everything is not releva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2T20:04:13.106000000</meta:creation-date>
    <dc:date>2015-12-12T22:56:34.493000000</dc:date>
    <meta:editing-duration>PT2H6M50S</meta:editing-duration>
    <meta:editing-cycles>1</meta:editing-cycles>
    <meta:document-statistic meta:table-count="0" meta:image-count="0" meta:object-count="0" meta:page-count="1" meta:paragraph-count="15" meta:word-count="172" meta:character-count="903" meta:non-whitespace-character-count="756"/>
    <meta:generator>LibreOffice/5.0.3.2$Windows_x86 LibreOffice_project/e5f16313668ac592c1bfb310f4390624e3dbfb75</meta:generator>
  </office:meta>
</office:document-meta>
</file>